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d8b" officeooo:paragraph-rsid="00103d8b"/>
    </style:style>
    <style:style style:name="P2" style:family="paragraph" style:parent-style-name="Standard">
      <style:text-properties officeooo:rsid="0010dac5" officeooo:paragraph-rsid="0010d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目前看完的论文</text:p>
      <text:p text:style-name="P1"/>
      <text:p text:style-name="P1">IQL</text:p>
      <text:p text:style-name="P1">期望分位数回归+分离V与Q剔除幸运环境影响</text:p>
      <text:p text:style-name="P1"/>
      <text:p text:style-name="P1">CQL</text:p>
      <text:p text:style-name="P1">对所有动作进行惩罚+对数据集中有的数据再加回去</text:p>
      <text:p text:style-name="P1"/>
      <text:p text:style-name="P1">ANQ</text:p>
      <text:p text:style-name="P1">在样本约束的基础上+对单个样本进行邻域扩展+最后取所有邻域的并集</text:p>
      <text:p text:style-name="P1"/>
      <text:p text:style-name="P1">MOPO（model-based）</text:p>
      <text:p text:style-name="P1">在MBPO的基础上（尚未看）首先将model-based-RL引入到offline RL领域+通过数据集中的数据学习环境动力学即状态转移概率 给出a和s下一个s是什么 学K个 通过该K个模型的不同程度 判断学的是否准确 最后在学习的模型与真实的模型之间误差的大小 对回报r给予一个惩罚 好处是有了模型 可以rollout很多轨迹出来 和model-free的本质都是要优化策略 只不过先通过模型 得到很多数据</text:p>
      <text:p text:style-name="P1">model-based的好处在于，我能得到环境的具体信息，这样就能生成更多的数据用于训练得到策略和值函数等是吗，也就是说modelbased学习转移概率的目的是为了生成更多的rollout更多数据，最后的本质目的还是为了学习策略，学习一个价值高的策略</text:p>
      <text:p text:style-name="P1"/>
      <text:p text:style-name="P1">接下来读BCQ</text:p>
      <text:p text:style-name="P2">读完这些基础的文章 base</text:p>
      <text:p text:style-name="P2">去看一些最新的方向 meta rl？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6:17:54.619777446</meta:creation-date>
    <dc:date>2026-03-08T16:27:27.098810893</dc:date>
    <meta:editing-duration>PT9M32S</meta:editing-duration>
    <meta:editing-cycles>2</meta:editing-cycles>
    <meta:generator>LibreOffice/25.8.4.2$Linux_X86_64 LibreOffice_project/290daaa01b999472f0c7a3890eb6a550fd74c6df</meta:generator>
    <meta:document-statistic meta:table-count="0" meta:image-count="0" meta:object-count="0" meta:page-count="1" meta:paragraph-count="13" meta:word-count="371" meta:character-count="477" meta:non-whitespace-character-count="462"/>
  </office:meta>
</office:document-meta>
</file>